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2.956cm"/>
    </style:style>
    <style:style style:name="Table1.B" style:family="table-column">
      <style:table-column-properties style:column-width="13.328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weight="normal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officeooo:rsid="00101b68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1d92d297-ced6-6888-c53e-8e718450d13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ombre:</text:p>
          </table:table-cell>
          <table:table-cell table:style-name="Table1.A1" office:value-type="string">
            <text:p text:style-name="P1">Visualización </text:p>
          </table:table-cell>
        </table:table-row>
        <table:table-row>
          <table:table-cell table:style-name="Table1.A1" office:value-type="string">
            <text:p text:style-name="P1">Autor</text:p>
          </table:table-cell>
          <table:table-cell table:style-name="Table1.A1" office:value-type="string">
            <text:p text:style-name="P1">Rafael Alejandro Castillo López, Diego Eugenio Bustamante Rend<text:span text:style-name="T1">ó</text:span>n, Francisco Enrique  Cordova Gonzalez Fernando Salcido Ruiz</text:p>
          </table:table-cell>
        </table:table-row>
        <table:table-row>
          <table:table-cell table:style-name="Table1.A1" office:value-type="string">
            <text:p text:style-name="P1">Fecha</text:p>
          </table:table-cell>
          <table:table-cell table:style-name="Table1.A1" office:value-type="string">
            <text:p text:style-name="P1">10/02/2016</text:p>
          </table:table-cell>
        </table:table-row>
        <table:table-row>
          <table:table-cell table:style-name="Table1.A1" table:number-columns-spanned="2" office:value-type="string">
            <text:p text:style-name="P1">Descripción: En <text:span text:style-name="T1">un portal</text:span> web presentaremos los datos recopilados de manera ordenada ayudándonos de representaciones visuales dinámicas que ayudarán a la estética de la presentación de datos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Actores: Moderado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Precondiciones:</text:p>
            <text:p text:style-name="P1">Para poder lograr este objetivo es necesario tener previamente ya realizado una estructura bien formada de datos y sus representaciones gráficas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Flujo Normal:</text:p>
            <text:list xml:id="list7147613402917520580" text:style-name="L1">
              <text:list-item>
                <text:p text:style-name="P4">Se consultarán las estructuras que contienen los datos climáticos</text:p>
              </text:list-item>
              <text:list-item>
                <text:p text:style-name="P4">Se recaudarán las gráficas que representan el estado del clima.</text:p>
              </text:list-item>
              <text:list-item>
                <text:p text:style-name="P4">Se presentarán tanto gráficas como datos de una forma atractiva para el lector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Poscondiciones: </text:p>
            <text:p text:style-name="P1">El resultado debe ser entendible para cualquier actor</text:p>
          </table:table-cell>
          <table:covered-table-cell/>
        </table:table-row>
      </table:table>
      <text:p text:style-name="P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Gonzalez</meta:initial-creator>
    <meta:creation-date>2016-02-10T22:20:40.001666922</meta:creation-date>
    <dc:date>2016-05-05T10:42:26.779821310</dc:date>
    <dc:creator>pingy </dc:creator>
    <meta:editing-duration>PT21M28S</meta:editing-duration>
    <meta:editing-cycles>3</meta:editing-cycles>
    <meta:generator>LibreOffice/5.0.5.2$Linux_X86_64 LibreOffice_project/00m0$Build-2</meta:generator>
    <meta:document-statistic meta:table-count="1" meta:image-count="0" meta:object-count="0" meta:page-count="1" meta:paragraph-count="17" meta:word-count="117" meta:character-count="829" meta:non-whitespace-character-count="726"/>
  </office:meta>
</office:document-meta>
</file>